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6.784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6cm"/>
    </style:style>
    <style:style style:name="gr5" style:family="graphic" style:parent-style-name="standard">
      <style:graphic-properties draw:textarea-horizontal-align="justify" draw:textarea-vertical-align="middle" draw:auto-grow-height="false" fo:min-height="2.52cm" fo:min-width="5.79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0.3cm" svg:height="3.5cm" svg:x="5.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3cm" svg:height="3.5cm" svg:x="5.4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2.2cm" svg:x="7.2cm" svg:y="5.3cm">
          <text:p text:style-name="P1">imię = inp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2.2cm" svg:x="6.5cm" svg:y="8.5cm">
          <text:p text:style-name="P1">Wpisz imię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1cm" svg:height="2.2cm" svg:x="7.2cm" svg:y="11.5cm">
          <text:p text:style-name="P1">Wiek = inp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2.2cm" svg:x="6.335cm" svg:y="14.604cm">
          <text:p text:style-name="P1">Wpisz wiek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0cm" svg:height="4.4cm" svg:x="5.4cm" svg:y="19.3cm">
          <text:p text:style-name="P1">Wypisz: „Witaj, imię, masz wiek lat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58:28.311158534</meta:creation-date>
    <dc:date>2019-09-20T09:04:41.902768241</dc:date>
    <meta:editing-duration>PT39M28S</meta:editing-duration>
    <meta:editing-cycles>2</meta:editing-cycles>
    <meta:generator>LibreOffice/6.0.7.3$Linux_X86_64 LibreOffice_project/00m0$Build-3</meta:generator>
    <meta:document-statistic meta:object-count="7"/>
  </office:meta>
</office:document-meta>
</file>